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1" style:family="table-cell" style:parent-style-name="Default">
      <style:table-cell-properties fo:wrap-option="wrap" fo:border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="0.06pt solid #000000"/>
      <style:text-properties fo:color="#808080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0" style:family="table-cell" style:parent-style-name="Default" style:data-style-name="N12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88" style:family="table-cell" style:parent-style-name="Default">
      <style:text-properties fo:color="#000080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000080" fo:font-weight="bold" style:font-weight-asian="bold" style:font-weight-complex="bold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2.01pt solid #000000" fo:border-left="2.01pt solid #000000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2.01pt solid #000000" fo:border-left="none" fo:border-right="2.01pt solid #000000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3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04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22">
      <style:table-cell-properties fo:background-color="transparent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11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13" style:family="table-cell" style:parent-style-name="Default" style:data-style-name="N122">
      <style:table-cell-properties fo:background-color="#99ff66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16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11206" calcext:value-type="float">
            <text:p>112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525" calcext:value-type="float">
            <text:p>115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11204" calcext:value-type="float">
            <text:p>112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527" calcext:value-type="float">
            <text:p>115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11203" calcext:value-type="float">
            <text:p>112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528" calcext:value-type="float">
            <text:p>115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11201" calcext:value-type="float">
            <text:p>112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530" calcext:value-type="float">
            <text:p>115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11214" calcext:value-type="float">
            <text:p>112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517" calcext:value-type="float">
            <text:p>115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212" calcext:value-type="float">
            <text:p>112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519" calcext:value-type="float">
            <text:p>115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211" calcext:value-type="float">
            <text:p>112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520" calcext:value-type="float">
            <text:p>115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11209" calcext:value-type="float">
            <text:p>112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522" calcext:value-type="float">
            <text:p>115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11217" calcext:value-type="float">
            <text:p>112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514" calcext:value-type="float">
            <text:p>115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219" calcext:value-type="float">
            <text:p>112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512" calcext:value-type="float">
            <text:p>115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220" calcext:value-type="float">
            <text:p>112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511" calcext:value-type="float">
            <text:p>115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11222" calcext:value-type="float">
            <text:p>112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509" calcext:value-type="float">
            <text:p>115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225" calcext:value-type="float">
            <text:p>112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506" calcext:value-type="float">
            <text:p>115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227" calcext:value-type="float">
            <text:p>112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504" calcext:value-type="float">
            <text:p>115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228" calcext:value-type="float">
            <text:p>112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501" calcext:value-type="float">
            <text:p>115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11230" calcext:value-type="float">
            <text:p>112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503" calcext:value-type="float">
            <text:p>115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200" calcext:value-type="float">
            <text:p>112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531" calcext:value-type="float">
            <text:p>115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202" calcext:value-type="float">
            <text:p>112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529" calcext:value-type="float">
            <text:p>115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205" calcext:value-type="float">
            <text:p>112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526" calcext:value-type="float">
            <text:p>115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11207" calcext:value-type="float">
            <text:p>112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524" calcext:value-type="float">
            <text:p>115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208" calcext:value-type="float">
            <text:p>112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523" calcext:value-type="float">
            <text:p>115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210" calcext:value-type="float">
            <text:p>112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521" calcext:value-type="float">
            <text:p>115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213" calcext:value-type="float">
            <text:p>112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518" calcext:value-type="float">
            <text:p>115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11215" calcext:value-type="float">
            <text:p>112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516" calcext:value-type="float">
            <text:p>115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223" calcext:value-type="float">
            <text:p>112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508" calcext:value-type="float">
            <text:p>115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221" calcext:value-type="float">
            <text:p>112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510" calcext:value-type="float">
            <text:p>115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218" calcext:value-type="float">
            <text:p>112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513" calcext:value-type="float">
            <text:p>115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11216" calcext:value-type="float">
            <text:p>112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515" calcext:value-type="float">
            <text:p>115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231" calcext:value-type="float">
            <text:p>112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500" calcext:value-type="float">
            <text:p>115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229" calcext:value-type="float">
            <text:p>112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502" calcext:value-type="float">
            <text:p>115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226" calcext:value-type="float">
            <text:p>112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507" calcext:value-type="float">
            <text:p>115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11224" calcext:value-type="float">
            <text:p>112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505" calcext:value-type="float">
            <text:p>115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706" calcext:value-type="float">
            <text:p>117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625" calcext:value-type="float">
            <text:p>116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704" calcext:value-type="float">
            <text:p>117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627" calcext:value-type="float">
            <text:p>116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703" calcext:value-type="float">
            <text:p>117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628" calcext:value-type="float">
            <text:p>116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701" calcext:value-type="float">
            <text:p>117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630" calcext:value-type="float">
            <text:p>116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714" calcext:value-type="float">
            <text:p>117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617" calcext:value-type="float">
            <text:p>116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712" calcext:value-type="float">
            <text:p>117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619" calcext:value-type="float">
            <text:p>116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711" calcext:value-type="float">
            <text:p>117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620" calcext:value-type="float">
            <text:p>116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709" calcext:value-type="float">
            <text:p>117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622" calcext:value-type="float">
            <text:p>116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717" calcext:value-type="float">
            <text:p>117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614" calcext:value-type="float">
            <text:p>116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719" calcext:value-type="float">
            <text:p>117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612" calcext:value-type="float">
            <text:p>116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720" calcext:value-type="float">
            <text:p>117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611" calcext:value-type="float">
            <text:p>116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722" calcext:value-type="float">
            <text:p>117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609" calcext:value-type="float">
            <text:p>116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725" calcext:value-type="float">
            <text:p>117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606" calcext:value-type="float">
            <text:p>116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727" calcext:value-type="float">
            <text:p>117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604" calcext:value-type="float">
            <text:p>116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728" calcext:value-type="float">
            <text:p>117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603" calcext:value-type="float">
            <text:p>116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730" calcext:value-type="float">
            <text:p>117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601" calcext:value-type="float">
            <text:p>116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700" calcext:value-type="float">
            <text:p>117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631" calcext:value-type="float">
            <text:p>116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702" calcext:value-type="float">
            <text:p>117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629" calcext:value-type="float">
            <text:p>116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705" calcext:value-type="float">
            <text:p>117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624" calcext:value-type="float">
            <text:p>116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707" calcext:value-type="float">
            <text:p>117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626" calcext:value-type="float">
            <text:p>116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708" calcext:value-type="float">
            <text:p>117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623" calcext:value-type="float">
            <text:p>116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710" calcext:value-type="float">
            <text:p>117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621" calcext:value-type="float">
            <text:p>116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713" calcext:value-type="float">
            <text:p>117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618" calcext:value-type="float">
            <text:p>116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715" calcext:value-type="float">
            <text:p>117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616" calcext:value-type="float">
            <text:p>116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723" calcext:value-type="float">
            <text:p>117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608" calcext:value-type="float">
            <text:p>116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721" calcext:value-type="float">
            <text:p>117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610" calcext:value-type="float">
            <text:p>116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718" calcext:value-type="float">
            <text:p>117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615" calcext:value-type="float">
            <text:p>116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716" calcext:value-type="float">
            <text:p>117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613" calcext:value-type="float">
            <text:p>116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731" calcext:value-type="float">
            <text:p>117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600" calcext:value-type="float">
            <text:p>116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729" calcext:value-type="float">
            <text:p>117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602" calcext:value-type="float">
            <text:p>116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726" calcext:value-type="float">
            <text:p>117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605" calcext:value-type="float">
            <text:p>116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724" calcext:value-type="float">
            <text:p>117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607" calcext:value-type="float">
            <text:p>116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1:00:00.476305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8-05T01:00:08.734048375</dc:date>
    <meta:editing-duration>P1DT4H4M</meta:editing-duration>
    <meta:editing-cycles>139</meta:editing-cycles>
    <meta:generator>LibreOffice/4.2.5.2$Linux_X86_64 LibreOffice_project/420$Build-2</meta:generator>
    <meta:printed-by>Bob Hirosky</meta:printed-by>
    <meta:print-date>2014-04-12T13:34:49.151432710</meta:print-date>
    <meta:document-statistic meta:table-count="8" meta:cell-count="2079" meta:object-count="0"/>
  </office:meta>
</office:document-meta>
</file>